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Ac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Ace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Elfe (Diversité)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5">
            <text:p>5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1">
            <text:p>1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5">
            <text:p>5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/>
          <table:table-cell table:style-name="ce25" office:value-type="string">
            <text:p>Restant</text:p>
          </table:table-cell>
          <table:table-cell table:style-name="ce30"/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 office:value-type="string">
            <text:p>Chercher objet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6">
            <text:p>6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16">
            <text:p>16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8">
            <text:p>8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6">
            <text:p>6</text:p>
          </table:table-cell>
          <table:table-cell table:style-name="ce25" office:value-type="string">
            <text:p>Bonus</text:p>
          </table:table-cell>
          <table:table-cell table:style-name="ce30" office:value-type="float" office:value="2">
            <text:p>2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5">
            <text:p>5</text:p>
          </table:table-cell>
          <table:table-cell office:value-type="string">
            <text:p>Spé.</text:p>
          </table:table-cell>
          <table:table-cell table:style-name="ce31" office:value-type="string">
            <text:p>Occultism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 office:value-type="string">
            <text:p>Eau / Glac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au Curative (ELE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Glace Picard (ELE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eo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Leo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Humain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 office:value-type="string">
            <text:p>Épé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4">
            <text:p>4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/>
          <table:table-cell table:style-name="ce25" office:value-type="string">
            <text:p>Restant</text:p>
          </table:table-cell>
          <table:table-cell table:style-name="ce30"/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19">
            <text:p>19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6">
            <text:p>6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11">
            <text:p>11</text:p>
          </table:table-cell>
          <table:table-cell table:style-name="ce25" office:value-type="string">
            <text:p>Bonus</text:p>
          </table:table-cell>
          <table:table-cell table:style-name="ce30" office:value-type="float" office:value="4">
            <text:p>4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rmure cuir (malus -2)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4">
            <text:p>4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Fronde (charge 1)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0">
            <text:p>0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 office:value-type="string">
            <text:p>Affinité roch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Épée longue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23" office:value-type="float" office:value="0">
            <text:p>0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ffinité roche (ELE)</text:p>
          </table:table-cell>
          <table:table-cell table:style-name="ce11"/>
          <table:table-cell table:style-name="ce23" office:value-type="string">
            <text:p>A</text:p>
          </table:table-cell>
          <table:table-cell table:style-name="ce26"/>
          <table:table-cell table:style-name="ce23" office:value-type="float" office:value="3">
            <text:p>3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nnihilation magique</text:p>
          </table:table-cell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2/03/2018</text:date>, <text:time>15:2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3-02T15:20:53.89</dc:date>
    <meta:editing-cycles>200</meta:editing-cycles>
    <meta:editing-duration>PT15H59M3S</meta:editing-duration>
    <meta:print-date>2018-01-11T15:51:55.82</meta:print-date>
    <meta:document-statistic meta:table-count="2" meta:cell-count="272" meta:object-count="0"/>
  </office:meta>
</office:document-meta>
</file>